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UI, 'Helvetica Neue', Helvetica, Arial, sans-serif"/>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fo:font-size="20pt" style:text-underline-style="solid" style:text-underline-width="auto" style:text-underline-color="font-color" fo:font-weight="bold" officeooo:rsid="000f4b96" officeooo:paragraph-rsid="0011b4ec"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officeooo:paragraph-rsid="0011b4ec"/>
    </style:style>
    <style:style style:name="P4" style:family="paragraph" style:parent-style-name="Standard">
      <style:paragraph-properties fo:text-align="start" style:justify-single-word="false"/>
      <style:text-properties officeooo:paragraph-rsid="0011b4ec"/>
    </style:style>
    <style:style style:name="P5" style:family="paragraph" style:parent-style-name="Text_20_body">
      <style:paragraph-properties fo:text-align="start" style:justify-single-word="false"/>
      <style:text-properties fo:color="#2a6099" loext:opacity="100%"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6" style:family="paragraph" style:parent-style-name="Heading_20_3" style:list-style-name="L3">
      <style:text-properties fo:color="#2a6099" loext:opacity="100%" fo:font-size="14pt" style:text-underline-style="none" fo:font-weight="normal" officeooo:rsid="000f4b96" officeooo:paragraph-rsid="000f4b96" style:font-size-asian="14pt" style:font-weight-asian="normal" style:font-size-complex="14pt" style:font-weight-complex="normal"/>
    </style:style>
    <style:style style:name="P7" style:family="paragraph" style:parent-style-name="Heading_20_3">
      <style:paragraph-properties fo:margin-left="0cm" fo:margin-right="0cm" fo:text-indent="0cm" style:auto-text-indent="false" fo:padding="0.049cm" fo:border="0.06pt solid #e3e3e3"/>
    </style:style>
    <style:style style:name="P8" style:family="paragraph" style:parent-style-name="Heading_20_3">
      <style:paragraph-properties fo:margin-left="0cm" fo:margin-right="0cm" fo:text-indent="0cm" style:auto-text-indent="false" fo:padding="0.049cm" fo:border="0.06pt solid #e3e3e3"/>
      <style:text-properties loext:padding="0.049cm" loext:border="0.06pt solid #e3e3e3"/>
    </style:style>
    <style:style style:name="P9" style:family="paragraph" style:parent-style-name="Heading_20_4">
      <style:paragraph-properties fo:padding="0.049cm" fo:border="0.06pt solid #e3e3e3"/>
    </style:style>
    <style:style style:name="P10" style:family="paragraph" style:parent-style-name="Heading_20_4">
      <style:paragraph-properties fo:margin-left="0cm" fo:margin-right="0cm" fo:text-indent="0cm" style:auto-text-indent="false" fo:padding="0.049cm" fo:border="0.06pt solid #e3e3e3"/>
      <style:text-properties loext:padding="0.049cm" loext:border="0.06pt solid #e3e3e3"/>
    </style:style>
    <style:style style:name="P11" style:family="paragraph" style:parent-style-name="Preformatted_20_Text" style:list-style-name="L11">
      <style:paragraph-properties fo:margin-left="0cm" fo:margin-right="0cm" fo:margin-top="0cm" fo:margin-bottom="0.499cm" style:contextual-spacing="false" fo:text-indent="0cm" style:auto-text-indent="false" fo:padding="0.049cm" fo:border="0.06pt solid #e3e3e3" style:writing-mode="lr-tb"/>
    </style:style>
    <style:style style:name="P12" style:family="paragraph" style:parent-style-name="Preformatted_20_Text" style:list-style-name="L11">
      <style:paragraph-properties fo:margin-left="0cm" fo:margin-right="0cm" fo:text-indent="0cm" style:auto-text-indent="false" fo:padding="0.049cm" fo:border="0.06pt solid #e3e3e3"/>
      <style:text-properties loext:padding="0.049cm" loext:border="0.06pt solid #e3e3e3"/>
    </style:style>
    <style:style style:name="P13" style:family="paragraph" style:parent-style-name="Preformatted_20_Text" style:list-style-name="L12">
      <style:paragraph-properties fo:margin-left="0cm" fo:margin-right="0cm" fo:text-indent="0cm" style:auto-text-indent="false" fo:padding="0.049cm" fo:border="0.06pt solid #e3e3e3"/>
      <style:text-properties loext:padding="0.049cm" loext:border="0.06pt solid #e3e3e3"/>
    </style:style>
    <style:style style:name="P14" style:family="paragraph" style:parent-style-name="Preformatted_20_Text" style:list-style-name="L14">
      <style:paragraph-properties fo:margin-left="0cm" fo:margin-right="0cm" fo:text-indent="0cm" style:auto-text-indent="false" fo:padding="0.049cm" fo:border="0.06pt solid #e3e3e3"/>
      <style:text-properties loext:padding="0.049cm" loext:border="0.06pt solid #e3e3e3"/>
    </style:style>
    <style:style style:name="P15" style:family="paragraph" style:parent-style-name="Preformatted_20_Text" style:list-style-name="L15">
      <style:paragraph-properties fo:margin-left="0cm" fo:margin-right="0cm" fo:text-indent="0cm" style:auto-text-indent="false" fo:padding="0.049cm" fo:border="0.06pt solid #e3e3e3"/>
      <style:text-properties loext:padding="0.049cm" loext:border="0.06pt solid #e3e3e3"/>
    </style:style>
    <style:style style:name="P16" style:family="paragraph" style:parent-style-name="Preformatted_20_Text">
      <style:paragraph-properties fo:margin-left="0cm" fo:margin-right="0cm" fo:text-indent="0cm" style:auto-text-indent="false" fo:padding="0.049cm" fo:border="0.06pt solid #e3e3e3"/>
      <style:text-properties loext:padding="0.049cm" loext:border="0.06pt solid #e3e3e3"/>
    </style:style>
    <style:style style:name="P17" style:family="paragraph" style:parent-style-name="Preformatted_20_Text" style:list-style-name="L12">
      <style:paragraph-properties fo:margin-left="0cm" fo:margin-right="0cm" fo:margin-top="0cm" fo:margin-bottom="0.499cm" style:contextual-spacing="false" fo:text-indent="0cm" style:auto-text-indent="false" fo:padding="0.049cm" fo:border="0.06pt solid #e3e3e3" style:writing-mode="lr-tb"/>
    </style:style>
    <style:style style:name="P18"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e3e3e3" style:writing-mode="lr-tb"/>
    </style:style>
    <style:style style:name="P19" style:family="paragraph" style:parent-style-name="Preformatted_20_Text" style:list-style-name="L15">
      <style:paragraph-properties fo:margin-left="0cm" fo:margin-right="0cm" fo:margin-top="0cm" fo:margin-bottom="0.499cm" style:contextual-spacing="false" fo:text-indent="0cm" style:auto-text-indent="false" fo:padding="0.049cm" fo:border="0.06pt solid #e3e3e3" style:writing-mode="lr-tb"/>
    </style:style>
    <style:style style:name="P20" style:family="paragraph" style:parent-style-name="Preformatted_20_Text">
      <style:paragraph-properties fo:margin-left="0cm" fo:margin-right="0cm" fo:margin-top="0cm" fo:margin-bottom="0.499cm" style:contextual-spacing="false" fo:text-indent="0cm" style:auto-text-indent="false" fo:padding="0.049cm" fo:border="0.06pt solid #e3e3e3" style:writing-mode="lr-tb"/>
    </style:style>
    <style:style style:name="P21" style:family="paragraph" style:parent-style-name="Preformatted_20_Text">
      <style:paragraph-properties fo:margin-left="0cm" fo:margin-right="0cm" fo:text-indent="0cm" style:auto-text-indent="false" fo:padding="0.049cm" fo:border="0.06pt solid #e3e3e3" style:writing-mode="lr-tb"/>
    </style:style>
    <style:style style:name="P22" style:family="paragraph" style:parent-style-name="Preformatted_20_Text">
      <style:paragraph-properties fo:padding="0.049cm" fo:border="0.06pt solid #e3e3e3" style:writing-mode="lr-tb"/>
    </style:style>
    <style:style style:name="P23" style:family="paragraph" style:parent-style-name="Preformatted_20_Text">
      <style:paragraph-properties fo:margin-top="0cm" fo:margin-bottom="0.499cm" style:contextual-spacing="false" fo:padding="0.049cm" fo:border="0.06pt solid #e3e3e3" style:writing-mode="lr-tb"/>
    </style:style>
    <style:style style:name="P2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f4b96" officeooo:paragraph-rsid="0011b4ec" style:font-size-asian="17.5pt" style:font-weight-asian="bold" style:font-size-complex="20pt" style:font-weight-complex="bold"/>
    </style:style>
    <style:style style:name="P25" style:family="paragraph" style:parent-style-name="Standard">
      <style:paragraph-properties fo:text-align="start" style:justify-single-word="false"/>
      <style:text-properties fo:color="#2a6099" loext:opacity="100%" style:font-name="Times New Roman" fo:font-size="14pt" style:text-underline-style="none" fo:font-weight="normal" officeooo:rsid="000f4b96" officeooo:paragraph-rsid="0011b4ec" style:font-size-asian="14pt" style:font-weight-asian="normal" style:font-size-complex="14pt" style:font-weight-complex="normal"/>
    </style:style>
    <style:style style:name="P26" style:family="paragraph" style:parent-style-name="Standard" style:list-style-name="L1">
      <style:paragraph-properties fo:text-align="start" style:justify-single-word="false"/>
      <style:text-properties officeooo:paragraph-rsid="0011b4ec"/>
    </style:style>
    <style:style style:name="P27" style:family="paragraph" style:parent-style-name="Standard" style:list-style-name="L1">
      <style:paragraph-properties fo:text-align="start" style:justify-single-word="false"/>
      <style:text-properties fo:color="#000000" loext:opacity="100%" style:font-name="Times New Roman" fo:font-size="14pt" style:text-underline-style="none" fo:font-weight="normal" officeooo:rsid="000f4b96" officeooo:paragraph-rsid="0011b4ec" style:font-size-asian="12.25pt" style:font-weight-asian="normal" style:font-size-complex="14pt" style:font-weight-complex="normal"/>
    </style:style>
    <style:style style:name="P28" style:family="paragraph" style:parent-style-name="Standard" style:list-style-name="L2">
      <style:paragraph-properties fo:text-align="start" style:justify-single-word="false"/>
      <style:text-properties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30" style:family="paragraph" style:parent-style-name="Standard" style:list-style-name="L2">
      <style:paragraph-properties fo:text-align="start" style:justify-single-word="false"/>
      <style:text-properties style:font-name="Times New Roman" fo:font-size="14pt" style:text-underline-style="none" fo:font-weight="normal" officeooo:rsid="0016199f" officeooo:paragraph-rsid="0016199f"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016199f" officeooo:paragraph-rsid="0016199f" style:font-size-asian="12.25pt" style:font-weight-asian="normal" style:font-size-complex="14pt" style:font-weight-complex="normal"/>
    </style:style>
    <style:style style:name="P32" style:family="paragraph" style:parent-style-name="Standard" style:list-style-name="L4">
      <style:paragraph-properties fo:text-align="start" style:justify-single-word="false"/>
      <style:text-properties style:font-name="Times New Roman" fo:font-size="14pt" style:text-underline-style="none" fo:font-weight="normal" officeooo:rsid="0016199f" officeooo:paragraph-rsid="0016199f" style:font-size-asian="12.25pt" style:font-weight-asian="normal" style:font-size-complex="14pt" style:font-weight-complex="normal"/>
    </style:style>
    <style:style style:name="P33" style:family="paragraph" style:parent-style-name="Standard" style:list-style-name="L5">
      <style:paragraph-properties fo:text-align="start" style:justify-single-word="false"/>
      <style:text-properties style:font-name="Times New Roman" fo:font-size="14pt" style:text-underline-style="none" fo:font-weight="normal" officeooo:rsid="0016199f" officeooo:paragraph-rsid="0016199f" style:font-size-asian="12.25pt" style:font-weight-asian="normal" style:font-size-complex="14pt" style:font-weight-complex="normal"/>
    </style:style>
    <style:style style:name="P34" style:family="paragraph" style:parent-style-name="Standard" style:list-style-name="L6">
      <style:paragraph-properties fo:text-align="start" style:justify-single-word="false"/>
      <style:text-properties style:font-name="Times New Roman" fo:font-size="14pt" style:text-underline-style="none" fo:font-weight="normal" officeooo:rsid="0016199f" officeooo:paragraph-rsid="0016199f" style:font-size-asian="12.25pt" style:font-weight-asian="normal" style:font-size-complex="14pt" style:font-weight-complex="normal"/>
    </style:style>
    <style:style style:name="P35" style:family="paragraph" style:parent-style-name="Text_20_body">
      <style:text-properties fo:color="#2a6099" loext:opacity="100%" fo:font-size="14pt" style:text-underline-style="none" fo:font-weight="normal" officeooo:rsid="000f4b96" officeooo:paragraph-rsid="000f4b96" style:font-size-asian="14pt" style:font-weight-asian="normal" style:font-size-complex="14pt" style:font-weight-complex="normal"/>
    </style:style>
    <style:style style:name="P36" style:family="paragraph" style:parent-style-name="Text_20_body">
      <style:paragraph-properties fo:text-align="start" style:justify-single-word="false"/>
      <style:text-properties fo:color="#2a6099" loext:opacity="100%"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37" style:family="paragraph" style:parent-style-name="Text_20_body">
      <style:paragraph-properties fo:margin-left="0cm" fo:margin-right="0cm" fo:margin-top="0cm" fo:margin-bottom="0cm" style:contextual-spacing="false" fo:text-indent="0cm" style:auto-text-indent="false"/>
      <style:text-properties fo:color="#2a6099" loext:opacity="100%" style:font-name="Times New Roman" fo:font-size="14pt" style:text-underline-style="none" fo:font-weight="normal" officeooo:rsid="000f4b96" style:font-size-asian="12.25pt" style:font-weight-asian="normal" style:font-size-complex="14pt" style:font-weight-complex="normal"/>
    </style:style>
    <style:style style:name="P38" style:family="paragraph" style:parent-style-name="Text_20_body" style:list-style-name="L3">
      <style:paragraph-properties fo:padding="0.049cm" fo:border="0.06pt solid #e3e3e3"/>
    </style:style>
    <style:style style:name="P39" style:family="paragraph" style:parent-style-name="Text_20_body">
      <style:paragraph-properties fo:margin-left="0cm" fo:margin-right="0cm" fo:text-indent="0cm" style:auto-text-indent="false" fo:padding="0.049cm" fo:border="0.06pt solid #e3e3e3"/>
    </style:style>
    <style:style style:name="P40" style:family="paragraph" style:parent-style-name="Text_20_body">
      <style:paragraph-properties fo:text-align="start" style:justify-single-word="false"/>
      <style:text-properties fo:color="#000000" loext:opacity="100%"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41" style:family="paragraph" style:parent-style-name="Text_20_body" style:list-style-name="L10">
      <style:paragraph-properties fo:text-align="start" style:justify-single-word="false"/>
      <style:text-properties fo:color="#000000" loext:opacity="100%"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42" style:family="paragraph" style:parent-style-name="Text_20_body" style:list-style-name="L20">
      <style:paragraph-properties fo:text-align="start" style:justify-single-word="false"/>
      <style:text-properties fo:color="#000000" loext:opacity="100%" style:font-name="Times New Roman" fo:font-size="14pt" style:text-underline-style="none" fo:font-weight="normal" officeooo:rsid="000f4b96" officeooo:paragraph-rsid="000f4b96" style:font-size-asian="12.25pt" style:font-weight-asian="normal" style:font-size-complex="14pt" style:font-weight-complex="normal"/>
    </style:style>
    <style:style style:name="P43" style:family="paragraph" style:parent-style-name="Text_20_body" style:list-style-name="L17">
      <style:paragraph-properties fo:text-align="start" style:justify-single-word="false"/>
      <style:text-properties fo:color="#000000" loext:opacity="100%" style:font-name="Times New Roman" fo:font-size="14pt" style:text-underline-style="none" fo:font-weight="normal" officeooo:rsid="000f4b96" officeooo:paragraph-rsid="000f4b96" style:font-size-asian="12.25pt" style:font-weight-asian="normal" style:font-size-complex="14pt" style:font-weight-complex="normal" loext:padding="0.049cm" loext:border="0.06pt solid #e3e3e3"/>
    </style:style>
    <style:style style:name="P44" style:family="paragraph" style:parent-style-name="Text_20_body">
      <style:paragraph-properties fo:text-align="start" style:justify-single-word="false"/>
      <style:text-properties officeooo:paragraph-rsid="0017945f"/>
    </style:style>
    <style:style style:name="P45" style:family="paragraph" style:parent-style-name="Text_20_body" style:list-style-name="L8">
      <style:paragraph-properties fo:text-align="start" style:justify-single-word="false"/>
      <style:text-properties officeooo:paragraph-rsid="0017945f"/>
    </style:style>
    <style:style style:name="P46" style:family="paragraph" style:parent-style-name="Text_20_body" style:list-style-name="L8">
      <style:paragraph-properties fo:text-align="start" style:justify-single-word="false"/>
      <style:text-properties officeooo:rsid="0017945f" officeooo:paragraph-rsid="0017945f"/>
    </style:style>
    <style:style style:name="P47" style:family="paragraph" style:parent-style-name="Text_20_body" style:list-style-name="L11">
      <style:paragraph-properties fo:margin-left="0cm" fo:margin-right="0cm" fo:text-indent="0cm" style:auto-text-indent="false" fo:padding="0.049cm" fo:border="0.06pt solid #e3e3e3"/>
    </style:style>
    <style:style style:name="P48" style:family="paragraph" style:parent-style-name="Text_20_body" style:list-style-name="L1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49" style:family="paragraph" style:parent-style-name="Text_20_body" style:list-style-name="L11">
      <style:paragraph-properties fo:margin-left="0cm" fo:margin-right="0cm" fo:text-indent="0cm" style:auto-text-indent="false" fo:padding="0.049cm" fo:border="0.06pt solid #e3e3e3"/>
      <style:text-properties loext:padding="0.049cm" loext:border="0.06pt solid #e3e3e3"/>
    </style:style>
    <style:style style:name="P50" style:family="paragraph" style:parent-style-name="Text_20_body" style:list-style-name="L12">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51" style:family="paragraph" style:parent-style-name="Text_20_body" style:list-style-name="L12">
      <style:paragraph-properties fo:margin-left="0cm" fo:margin-right="0cm" fo:text-indent="0cm" style:auto-text-indent="false" fo:padding="0.049cm" fo:border="0.06pt solid #e3e3e3"/>
      <style:text-properties loext:padding="0.049cm" loext:border="0.06pt solid #e3e3e3"/>
    </style:style>
    <style:style style:name="P52" style:family="paragraph" style:parent-style-name="Text_20_body" style:list-style-name="L14">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53" style:family="paragraph" style:parent-style-name="Text_20_body" style:list-style-name="L14">
      <style:paragraph-properties fo:margin-left="0cm" fo:margin-right="0cm" fo:text-indent="0cm" style:auto-text-indent="false" fo:padding="0.049cm" fo:border="0.06pt solid #e3e3e3"/>
      <style:text-properties loext:padding="0.049cm" loext:border="0.06pt solid #e3e3e3"/>
    </style:style>
    <style:style style:name="P54"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55"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56" style:family="paragraph" style:parent-style-name="Text_20_body" style:list-style-name="L15">
      <style:paragraph-properties fo:margin-left="0cm" fo:margin-right="0cm" fo:text-indent="0cm" style:auto-text-indent="false" fo:padding="0.049cm" fo:border="0.06pt solid #e3e3e3"/>
      <style:text-properties loext:padding="0.049cm" loext:border="0.06pt solid #e3e3e3"/>
    </style:style>
    <style:style style:name="P57" style:family="paragraph" style:parent-style-name="Text_20_body" style:list-style-name="L13">
      <style:paragraph-properties fo:margin-left="0cm" fo:margin-right="0cm" fo:text-indent="0cm" style:auto-text-indent="false" fo:padding="0.049cm" fo:border="0.06pt solid #e3e3e3"/>
    </style:style>
    <style:style style:name="P58" style:family="paragraph" style:parent-style-name="Text_20_body" style:list-style-name="L15">
      <style:paragraph-properties fo:margin-left="0cm" fo:margin-right="0cm" fo:text-indent="0cm" style:auto-text-indent="false" fo:padding="0.049cm" fo:border="0.06pt solid #e3e3e3"/>
    </style:style>
    <style:style style:name="P59" style:family="paragraph" style:parent-style-name="Text_20_body" style:list-style-name="L18">
      <style:paragraph-properties fo:margin-left="0cm" fo:margin-right="0cm" fo:text-indent="0cm" style:auto-text-indent="false" fo:padding="0.049cm" fo:border="0.06pt solid #e3e3e3"/>
    </style:style>
    <style:style style:name="P60" style:family="paragraph" style:parent-style-name="Text_20_body" style:list-style-name="L21">
      <style:paragraph-properties fo:margin-left="0cm" fo:margin-right="0cm" fo:text-indent="0cm" style:auto-text-indent="false" fo:padding="0.049cm" fo:border="0.06pt solid #e3e3e3"/>
    </style:style>
    <style:style style:name="P61" style:family="paragraph">
      <loext:graphic-properties draw:fill="none"/>
    </style:style>
    <style:style style:name="P62" style:family="paragraph">
      <loext:graphic-properties draw:fill="none" draw:opacity="50%"/>
    </style:style>
    <style:style style:name="T1" style:family="text">
      <style:text-properties fo:color="#3465a4" loext:opacity="100%"/>
    </style:style>
    <style:style style:name="T2" style:family="text">
      <style:text-properties fo:color="#2a6099" loext:opacity="100%" style:font-name="Times New Roman" fo:font-size="14pt" style:text-underline-style="none" fo:font-weight="normal" officeooo:rsid="000f4b96" style:font-size-asian="14pt" style:font-weight-asian="normal" style:font-size-complex="14pt" style:font-weight-complex="normal"/>
    </style:style>
    <style:style style:name="T3" style:family="text">
      <style:text-properties fo:color="#2a6099" loext:opacity="100%" style:font-name="Times New Roman" fo:font-size="14pt" style:text-underline-style="none" fo:font-weight="normal" officeooo:rsid="000f4b96" style:font-size-asian="12.25pt" style:font-weight-asian="normal" style:font-size-complex="14pt" style:font-weight-complex="normal"/>
    </style:style>
    <style:style style:name="T4" style:family="text">
      <style:text-properties fo:font-size="20pt" style:text-underline-style="solid" style:text-underline-width="auto" style:text-underline-color="font-color" fo:font-weight="bold" officeooo:rsid="000f4b96" style:font-size-asian="17.5pt" style:font-weight-asian="bold" style:font-size-complex="20pt" style:font-weight-complex="bold"/>
    </style:style>
    <style:style style:name="T5" style:family="text">
      <style:text-properties fo:font-variant="normal" fo:text-transform="none" fo:color="#161616" loext:opacity="100%" style:font-name="Segoe UI" fo:font-size="12pt" fo:letter-spacing="normal" fo:font-style="normal" style:text-underline-style="none" fo:font-weight="normal" officeooo:rsid="000f4b96" style:font-size-asian="14pt" style:font-weight-asian="normal" style:font-size-complex="14pt" style:font-weight-complex="normal"/>
    </style:style>
    <style:style style:name="T6" style:family="text">
      <style:text-properties loext:padding="0.049cm" loext:border="0.06pt solid #e3e3e3"/>
    </style:style>
    <style:style style:name="T7" style:family="text">
      <style:text-properties officeooo:rsid="00146e21"/>
    </style:style>
    <style:style style:name="T8" style:family="text">
      <style:text-properties fo:color="#000000" loext:opacity="100%" style:font-name="Times New Roman" fo:font-size="14pt" style:text-underline-style="none" fo:font-weight="normal" style:font-size-asian="12.25pt" style:font-weight-asian="normal" style:font-size-complex="14pt" style:font-weight-complex="normal"/>
    </style:style>
    <style:style style:name="T9" style:family="text">
      <style:text-properties fo:color="#000000" loext:opacity="100%" style:font-name="Times New Roman" fo:font-size="14pt" style:text-underline-style="none" fo:font-weight="normal" officeooo:rsid="000f4b96" style:font-size-asian="12.25pt" style:font-weight-asian="normal" style:font-size-complex="14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vg:stroke-width="0.101cm" svg:stroke-color="#000000" draw:marker-start-width="0.499cm" draw:marker-end-width="0.499cm" draw:fill="none" loext:fill-use-slide-background="false" draw:textarea-horizontal-align="justify" draw:textarea-vertical-align="middle" draw:auto-grow-height="false" fo:min-height="1.461cm" fo:min-width="12.63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499cm" draw:marker-end-width="0.499cm" draw:fill="none" loext:fill-use-slide-background="false" draw:textarea-horizontal-align="justify" draw:textarea-vertical-align="middle" draw:auto-grow-height="false" fo:min-height="1.362cm" fo:min-width="5.50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000000" draw:marker-start-width="0.499cm" draw:marker-end-width="0.499cm" draw:fill="none" loext:fill-use-slide-background="false" draw:opacity="50%" draw:textarea-horizontal-align="justify" draw:textarea-vertical-align="middle" draw:auto-grow-height="false" fo:min-height="1.311cm" fo:min-width="5.343cm" fo:padding-top="0.049cm" fo:padding-bottom="0.049cm" fo:padding-left="0.049cm" fo:padding-right="0.049cm" draw:shadow-opacity="50%"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000000" draw:marker-start-width="0.499cm" draw:marker-end-width="0.499cm" draw:fill="none" loext:fill-use-slide-background="false" draw:opacity="50%" draw:textarea-horizontal-align="justify" draw:textarea-vertical-align="middle" draw:auto-grow-height="false" fo:min-height="0.799cm" fo:min-width="5.043cm" fo:padding-top="0.049cm" fo:padding-bottom="0.049cm" fo:padding-left="0.049cm" fo:padding-right="0.049cm" draw:shadow-opacity="50%"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FIGURACIÓN DE GIT Y DE GITHUB</text:p>
      <text:p text:style-name="P3"><text:span text:style-name="T4"/></text:p>
      <text:p text:style-name="P3"><text:span text:style-name="T4"/></text:p>
      <text:p text:style-name="P25">Explica que és git y en que se diferencia de Github. Busca algunas alternativas a github.</text:p>
      <text:p text:style-name="P4"><text:span text:style-name="T2"/></text:p>
      <text:list text:style-name="L1">
        <text:list-item>
          <text:p text:style-name="P26"><text:span text:style-name="T5">Git es la herramienta para realizar el seguimiento de los cambios, mientras que GitHub es el lugar para almacenar los proyectos y trabajar en equipo. GitHub usa Git para hacer su magia.</text:span><text:span text:style-name="T2"> </text:span></text:p>
        </text:list-item>
        <text:list-item>
          <text:p text:style-name="P27">Bitbucket, GitKraken.</text:p>
        </text:list-item>
      </text:list>
      <text:p text:style-name="P1"/>
      <text:p text:style-name="P35">Haz un tutorial sobre como crear un repositorio de git desde el terminal y con el entorno gráfico de vscode.</text:p>
      <text:list text:style-name="L3">
        <text:list-item>
          <text:list>
            <text:list-item>
              <text:list>
                <text:list-item>
                  <text:h text:style-name="P6" text:outline-level="3">Crear un Repositorio Git desde la Línea de Comandos:</text:h>
                </text:list-item>
              </text:list>
            </text:list-item>
          </text:list>
        </text:list-item>
      </text:list>
      <text:h text:style-name="P9" text:outline-level="4"/>
      <text:list text:continue-numbering="true" text:style-name="L3">
        <text:list-item>
          <text:p text:style-name="P38"><text:s/>En Windows, <text:span text:style-name="T7">abrir la terminal </text:span>símbolo del sistema o PowerShell.</text:p>
        </text:list-item>
        <text:list-item>
          <text:p text:style-name="P38"><text:span text:style-name="T7">Navegar hacia la carpeta de nuestro proyecto, usando</text:span> el comando <text:span text:style-name="Source_20_Text"><text:span text:style-name="T6">cd</text:span></text:span> para navegar a la carpeta donde <text:span text:style-name="T7">queremos</text:span> inicializar el repositorio Git.</text:p>
          <text:p text:style-name="P38"><draw:custom-shape text:anchor-type="paragraph" draw:z-index="0" draw:name="Forma 1" draw:style-name="gr4" draw:text-style-name="P62" svg:width="5.143cm" svg:height="0.899cm" svg:x="1.386cm" svg:y="-0.129cm"><text:p/><draw:enhanced-geometry svg:viewBox="0 0 21600 21600" draw:type="rectangle" draw:enhanced-path="M 0 0 L 21600 0 21600 21600 0 21600 0 0 Z N"/></draw:custom-shape><text:s text:c="3"/>cd ruta/del/proyecto</text:p>
          <text:p text:style-name="P38"/>
        </text:list-item>
      </text:list>
      <text:list text:style-name="L2">
        <text:list-item>
          <text:p text:style-name="P28"><text:span text:style-name="T7">H</text:span>ay que descargar Git Bash de la siguiente web:<text:a xlink:type="simple" xlink:href="https://git-scm.com/download/gui/windows" text:style-name="Internet_20_link" text:visited-style-name="Visited_20_Internet_20_Link">https:<text:span text:style-name="T1">//git-scm.com/download/gui/windows</text:span></text:a></text:p>
        </text:list-item>
        <text:list-item>
          <text:p text:style-name="P28">Abrir una cuenta en la web: <text:a xlink:type="simple" xlink:href="https://github.com/" text:style-name="Internet_20_link" text:visited-style-name="Visited_20_Internet_20_Link">https://github.com</text:a></text:p>
        </text:list-item>
        <text:list-item>
          <text:p text:style-name="P30">Ahora abrimos Visual estudio, y nos situamos en Terminal, Git Bash.</text:p>
        </text:list-item>
        <text:list-item>
          <text:p text:style-name="P30">Ejecutamos el siguiente comando, en la carpeta selecccionada:</text:p>
        </text:list-item>
      </text:list>
      <text:p text:style-name="P31"><draw:custom-shape text:anchor-type="paragraph" draw:z-index="1" draw:name="Forma 2" draw:style-name="gr3" draw:text-style-name="P62" svg:width="5.344cm" svg:height="1.311cm" svg:x="1.461cm" svg:y="0.235cm"><text:p/><draw:enhanced-geometry svg:viewBox="0 0 21600 21600" draw:type="rectangle" draw:enhanced-path="M 0 0 L 21600 0 21600 21600 0 21600 0 0 Z N"/></draw:custom-shape></text:p>
      <text:p text:style-name="P31"><text:s text:c="14"/>git init </text:p>
      <text:p text:style-name="P2"/>
      <text:p text:style-name="P2"/>
      <text:list text:style-name="L4">
        <text:list-item>
          <text:p text:style-name="P32">Podemos agregar archivos al repositorio, usando el siguiente comando:</text:p>
        </text:list-item>
      </text:list>
      <text:p text:style-name="P31"><draw:custom-shape text:anchor-type="paragraph" draw:z-index="2" draw:name="Forma 3" draw:style-name="gr2" draw:text-style-name="P61" svg:width="5.504cm" svg:height="1.362cm" svg:x="1.374cm" svg:y="0.238cm"><text:p/><draw:enhanced-geometry svg:viewBox="0 0 21600 21600" draw:type="rectangle" draw:enhanced-path="M 0 0 L 21600 0 21600 21600 0 21600 0 0 Z N"/></draw:custom-shape></text:p>
      <text:p text:style-name="P31"><text:s text:c="13"/>git add</text:p>
      <text:p text:style-name="P2"/>
      <text:p text:style-name="P2"/>
      <text:list text:style-name="L5">
        <text:list-item>
          <text:p text:style-name="P33">Confirmamos los cambios usando el siguiente comando, y escribiendo un mensaje:</text:p>
        </text:list-item>
      </text:list>
      <text:p text:style-name="P31"><draw:custom-shape text:anchor-type="paragraph" draw:z-index="3" draw:name="Forma 4" draw:style-name="gr1" draw:text-style-name="P61" svg:width="12.632cm" svg:height="1.461cm" svg:x="1.099cm" svg:y="0.175cm"><text:p/><draw:enhanced-geometry svg:viewBox="0 0 21600 21600" draw:type="rectangle" draw:enhanced-path="M 0 0 L 21600 0 21600 21600 0 21600 0 0 Z N"/></draw:custom-shape></text:p>
      <text:p text:style-name="P31"><text:s text:c="11"/>git commit -m “mensaje descriptivo de nuestro commit”</text:p>
      <text:p text:style-name="P31"/>
      <text:list text:style-name="L6">
        <text:list-item>
          <text:p text:style-name="P34"><text:soft-page-break/>Confirmamos los cambios en el botón sincronizar.</text:p>
        </text:list-item>
      </text:list>
      <text:p text:style-name="P31"><text:s text:c="12"/></text:p>
      <text:p text:style-name="P2"/>
      <text:p text:style-name="P5">Añade algunos archivos y realiza algunos cambios para mostrar como funciona el flujo de trabajo.</text:p>
      <text:p text:style-name="P5"/>
      <text:p text:style-name="P5"/>
      <text:p text:style-name="P5">Que es el .gitignore? pon algun ejemplo de su uso</text:p>
      <text:p text:style-name="P5"/>
      <text:p text:style-name="P5"/>
      <text:p text:style-name="P44"><text:span text:style-name="T3">Qué áreas de trabajo tiene git? en que consisten?</text:span></text:p>
      <text:list text:style-name="L8">
        <text:list-item>
          <text:p text:style-name="P45"><text:span text:style-name="T9">Git ignore es un archivo utilizado por Git para especificar qué archivos y carpetas debe ignorar al realizar operaciones como agregar, confirmar y sincronizar cambios en un repositorio Git. Esto es útil para evitar que archivos y directorios innecesarios o sensibles sean incluidos en el control de versiones. </text:span></text:p>
        </text:list-item>
        <text:list-item>
          <text:p text:style-name="P46"><text:span text:style-name="T9">A</text:span><text:span text:style-name="T8">rchivos de compilación(*.exe, *.o), archivos de registro y caché(/logs/, /cache/)</text:span></text:p>
        </text:list-item>
        <text:list-item>
          <text:p text:style-name="P46"><text:span text:style-name="T8"/></text:p>
        </text:list-item>
      </text:list>
      <text:p text:style-name="P5">Describe las funciones de los comandos básicos y muestra ejemplos de su uso.</text:p>
      <text:p text:style-name="P5">Explica como sincronizar el repositorio local con el remoto.</text:p>
      <text:p text:style-name="P5"/>
      <text:list xml:id="list1562347038" text:style-name="L10">
        <text:list-item>
          <text:p text:style-name="P41"><text:span text:style-name="Strong_20_Emphasis"><text:span text:style-name="T6">git init</text:span></text:span><text:span text:style-name="T6">:</text:span></text:p>
          <text:list text:style-name="L11">
            <text:list-item>
              <text:p text:style-name="P48">Función: Inicializa un nuevo repositorio Git en un directorio.</text:p>
            </text:list-item>
            <text:list-item>
              <text:p text:style-name="P49">Ejemplo:</text:p>
              <text:p text:style-name="P12">bash</text:p>
              <text:p text:style-name="P12">Copy code</text:p>
              <text:p text:style-name="P11"><text:span text:style-name="Source_20_Text"><text:span text:style-name="T6">git init</text:span></text:span></text:p>
            </text:list-item>
          </text:list>
        </text:list-item>
        <text:list-item text:style-override="L11">
          <text:p text:style-name="P47"><text:span text:style-name="Strong_20_Emphasis"><text:span text:style-name="T6">git add</text:span></text:span><text:span text:style-name="T6">:</text:span></text:p>
          <text:list text:style-name="L11">
            <text:list-item>
              <text:p text:style-name="P48">Función: Agrega cambios al área de preparación (staging area) para ser incluidos en el próximo commit.</text:p>
            </text:list-item>
            <text:list-item>
              <text:p text:style-name="P49">Ejemplo:</text:p>
              <text:p text:style-name="P12">bash</text:p>
              <text:p text:style-name="P12"><text:soft-page-break/>Copy code</text:p>
              <text:p text:style-name="P11"><text:span text:style-name="Source_20_Text"><text:span text:style-name="T6">git add archivo.txt</text:span></text:span></text:p>
            </text:list-item>
          </text:list>
        </text:list-item>
        <text:list-item text:style-override="L11">
          <text:p text:style-name="P47"><text:span text:style-name="Strong_20_Emphasis"><text:span text:style-name="T6">git commit</text:span></text:span><text:span text:style-name="T6">:</text:span></text:p>
          <text:list text:style-name="L11">
            <text:list-item>
              <text:p text:style-name="P48">Función: Registra los cambios confirmados en el repositorio.</text:p>
            </text:list-item>
            <text:list-item>
              <text:p text:style-name="P49">Ejemplo:</text:p>
              <text:p text:style-name="P12">bash</text:p>
              <text:p text:style-name="P12">Copy code</text:p>
              <text:p text:style-name="P11"><text:span text:style-name="Source_20_Text"><text:span text:style-name="T6">git commit -m "Mensaje descriptivo del commit"</text:span></text:span></text:p>
            </text:list-item>
          </text:list>
        </text:list-item>
        <text:list-item text:style-override="L11">
          <text:p text:style-name="P47"><text:span text:style-name="Strong_20_Emphasis"><text:span text:style-name="T6">git status</text:span></text:span><text:span text:style-name="T6">:</text:span></text:p>
          <text:list text:style-name="L11">
            <text:list-item>
              <text:p text:style-name="P48">Función: Muestra el estado actual del repositorio, incluyendo los archivos modificados, los archivos en el área de preparación y otros detalles relevantes.</text:p>
            </text:list-item>
            <text:list-item>
              <text:p text:style-name="P49">Ejemplo:</text:p>
              <text:p text:style-name="P12">bash</text:p>
              <text:p text:style-name="P12">Copy code</text:p>
              <text:p text:style-name="P11"><text:span text:style-name="Source_20_Text"><text:span text:style-name="T6">git status</text:span></text:span></text:p>
            </text:list-item>
          </text:list>
        </text:list-item>
        <text:list-item text:style-override="L11">
          <text:p text:style-name="P47"><text:span text:style-name="Strong_20_Emphasis"><text:span text:style-name="T6">git log</text:span></text:span><text:span text:style-name="T6">:</text:span></text:p>
          <text:list text:style-name="L11">
            <text:list-item>
              <text:p text:style-name="P48">Función: Muestra un registro de los commits realizados en el repositorio.</text:p>
            </text:list-item>
            <text:list-item>
              <text:p text:style-name="P49">Ejemplo:</text:p>
              <text:p text:style-name="P12">bash</text:p>
              <text:p text:style-name="P12">Copy code</text:p>
              <text:p text:style-name="P11"><text:span text:style-name="Source_20_Text"><text:span text:style-name="T6">git log</text:span></text:span></text:p>
            </text:list-item>
          </text:list>
        </text:list-item>
        <text:list-item text:style-override="L11">
          <text:p text:style-name="P47"><text:span text:style-name="Strong_20_Emphasis"><text:span text:style-name="T6">git branch</text:span></text:span><text:span text:style-name="T6">:</text:span></text:p>
          <text:list text:style-name="L11">
            <text:list-item>
              <text:p text:style-name="P48">Función: Lista, crea o elimina ramas (branch) en el repositorio.</text:p>
            </text:list-item>
            <text:list-item>
              <text:p text:style-name="P49">Ejemplo:</text:p>
              <text:p text:style-name="P12">bash</text:p>
              <text:p text:style-name="P12">Copy code</text:p>
              <text:p text:style-name="P11"><text:span text:style-name="Source_20_Text"><text:span text:style-name="T6">git branch nueva-rama</text:span></text:span></text:p>
            </text:list-item>
          </text:list>
        </text:list-item>
        <text:list-item text:style-override="L11">
          <text:p text:style-name="P47"><text:span text:style-name="Strong_20_Emphasis"><text:span text:style-name="T6">git checkout</text:span></text:span><text:span text:style-name="T6">:</text:span></text:p>
          <text:list text:style-name="L11">
            <text:list-item>
              <text:p text:style-name="P48">Función: Cambia entre ramas o restaura archivos desde commits anteriores.</text:p>
            </text:list-item>
            <text:list-item>
              <text:p text:style-name="P49">Ejemplo:</text:p>
              <text:p text:style-name="P12">bash</text:p>
              <text:p text:style-name="P12">Copy code</text:p>
              <text:p text:style-name="P11"><text:span text:style-name="Source_20_Text"><text:span text:style-name="T6">git checkout nueva-rama</text:span></text:span></text:p>
            </text:list-item>
          </text:list>
        </text:list-item>
        <text:list-item text:style-override="L11">
          <text:p text:style-name="P47"><text:soft-page-break/><text:span text:style-name="Strong_20_Emphasis"><text:span text:style-name="T6">git merge</text:span></text:span><text:span text:style-name="T6">:</text:span></text:p>
          <text:list text:style-name="L11">
            <text:list-item>
              <text:p text:style-name="P48">Función: Fusiona cambios de una rama en otra.</text:p>
            </text:list-item>
            <text:list-item>
              <text:p text:style-name="P49">Ejemplo:</text:p>
              <text:p text:style-name="P12">bash</text:p>
              <text:p text:style-name="P12">Copy code</text:p>
              <text:p text:style-name="P11"><text:span text:style-name="Source_20_Text"><text:span text:style-name="T6">git merge otra-rama</text:span></text:span></text:p>
            </text:list-item>
          </text:list>
        </text:list-item>
        <text:list-item text:style-override="L11">
          <text:p text:style-name="P47"><text:span text:style-name="Strong_20_Emphasis"><text:span text:style-name="T6">git push</text:span></text:span><text:span text:style-name="T6">:</text:span></text:p>
          <text:list text:style-name="L11">
            <text:list-item>
              <text:p text:style-name="P48">Función: Sube los commits locales al repositorio remoto.</text:p>
            </text:list-item>
            <text:list-item>
              <text:p text:style-name="P49">Ejemplo:</text:p>
              <text:p text:style-name="P12">bash</text:p>
              <text:p text:style-name="P12">Copy code</text:p>
              <text:p text:style-name="P11"><text:span text:style-name="Source_20_Text"><text:span text:style-name="T6">git push origin main</text:span></text:span></text:p>
            </text:list-item>
          </text:list>
        </text:list-item>
        <text:list-item text:style-override="L11">
          <text:p text:style-name="P47"><text:span text:style-name="Strong_20_Emphasis"><text:span text:style-name="T6">git pull</text:span></text:span><text:span text:style-name="T6">:</text:span></text:p>
        </text:list-item>
        <text:list-item text:style-override="L12">
          <text:p text:style-name="P50">Función: Obtiene y fusiona los cambios remotos en el repositorio local.</text:p>
        </text:list-item>
        <text:list-item text:style-override="L12">
          <text:p text:style-name="P51">Ejemplo:</text:p>
          <text:p text:style-name="P13">bash</text:p>
          <text:p text:style-name="P13">Copy code</text:p>
          <text:p text:style-name="P17"><text:span text:style-name="Source_20_Text"><text:span text:style-name="T6">git pull origin main</text:span></text:span></text:p>
        </text:list-item>
        <text:list-item text:style-override="L13">
          <text:p text:style-name="P57"><text:span text:style-name="Strong_20_Emphasis"><text:span text:style-name="T6">git clone</text:span></text:span><text:span text:style-name="T6">:</text:span></text:p>
        </text:list-item>
        <text:list-item text:style-override="L14">
          <text:p text:style-name="P52">Función: Clona un repositorio remoto en el directorio local.</text:p>
        </text:list-item>
        <text:list-item text:style-override="L14">
          <text:p text:style-name="P53">Ejemplo:</text:p>
          <text:p text:style-name="P14">bash</text:p>
          <text:p text:style-name="P14">Copy code</text:p>
          <text:p text:style-name="P18"><text:span text:style-name="Source_20_Text"><text:span text:style-name="T6">git clone url_del_repositorio</text:span></text:span></text:p>
        </text:list-item>
      </text:list>
      <text:p text:style-name="P54">Ahora, para sincronizar un repositorio local con uno remoto, puedes seguir estos pasos:</text:p>
      <text:list text:style-name="L15">
        <text:list-item>
          <text:p text:style-name="P58"><text:span text:style-name="T6">Asegúrate de estar en la rama correcta localmente. Puedes usar </text:span><text:span text:style-name="Source_20_Text"><text:span text:style-name="T6">git branch</text:span></text:span><text:span text:style-name="T6"> para ver en qué rama estás y </text:span><text:span text:style-name="Source_20_Text"><text:span text:style-name="T6">git checkout</text:span></text:span><text:span text:style-name="T6"> para cambiar a la rama deseada si es necesario.</text:span></text:p>
        </text:list-item>
        <text:list-item>
          <text:p text:style-name="P56">Realiza tus cambios y commits localmente.</text:p>
        </text:list-item>
        <text:list-item>
          <text:p text:style-name="P58"><text:span text:style-name="T6">Antes de realizar </text:span><text:span text:style-name="Source_20_Text"><text:span text:style-name="T6">git push</text:span></text:span><text:span text:style-name="T6">, es recomendable ejecutar </text:span><text:span text:style-name="Source_20_Text"><text:span text:style-name="T6">git pull</text:span></text:span><text:span text:style-name="T6"> para asegurarte de que tu rama local esté actualizada con los cambios más recientes del repositorio remoto.</text:span></text:p>
        </text:list-item>
        <text:list-item>
          <text:p text:style-name="P58"><text:span text:style-name="T6">Una vez que estés seguro de que tu rama local está actualizada, puedes hacer </text:span><text:span text:style-name="Source_20_Text"><text:span text:style-name="T6">git push</text:span></text:span><text:span text:style-name="T6"> para enviar tus cambios al repositorio remoto:</text:span></text:p>
          <text:p text:style-name="P15"><text:soft-page-break/>bash</text:p>
          <text:p text:style-name="P15">Copy code</text:p>
          <text:p text:style-name="P19"><text:span text:style-name="Source_20_Text"><text:span text:style-name="T6">git push origin nombre_de_la_rama</text:span></text:span></text:p>
          <text:p text:style-name="P58"><text:span text:style-name="T6">Donde </text:span><text:span text:style-name="Source_20_Text"><text:span text:style-name="T6">origin</text:span></text:span><text:span text:style-name="T6"> es el nombre del repositorio remoto (por defecto en la mayoría de los casos) y </text:span><text:span text:style-name="Source_20_Text"><text:span text:style-name="T6">nombre_de_la_rama</text:span></text:span><text:span text:style-name="T6"> es el nombre de la rama en la que estás trabajando.</text:span></text:p>
        </text:list-item>
      </text:list>
      <text:p text:style-name="P55"/>
      <text:p text:style-name="P40"/>
      <text:p text:style-name="P5"/>
      <text:p text:style-name="P5">¿Qé són las ramas? ¿Para que sirven? Crea una y pon ejemplos de su uso.</text:p>
      <text:list text:style-name="L17">
        <text:list-item>
          <text:p text:style-name="P43">Las ramas en Git son versiones paralelas de un repositorio que permiten trabajar en distintas líneas de desarrollo de manera independiente. Cada rama representa una línea de trabajo separada que puede tener su propio conjunto de cambios, commits y archivos.</text:p>
        </text:list-item>
      </text:list>
      <text:h text:style-name="P8" text:outline-level="3">¿Para qué sirven las ramas?</text:h>
      <text:list text:style-name="L18">
        <text:list-item>
          <text:p text:style-name="P59"><text:span text:style-name="Strong_20_Emphasis"><text:span text:style-name="T6">Desarrollo Independiente</text:span></text:span><text:span text:style-name="T6">: Las ramas permiten a los desarrolladores trabajar en nuevas características, correcciones de errores o experimentos sin interferir con el código base del proyecto.</text:span></text:p>
        </text:list-item>
        <text:list-item>
          <text:p text:style-name="P59"><text:span text:style-name="Strong_20_Emphasis"><text:span text:style-name="T6">Colaboración</text:span></text:span><text:span text:style-name="T6">: Facilitan la colaboración en equipo, ya que múltiples desarrolladores pueden trabajar simultáneamente en diferentes características en sus propias ramas y luego fusionar sus cambios de manera ordenada.</text:span></text:p>
        </text:list-item>
        <text:list-item>
          <text:p text:style-name="P59"><text:span text:style-name="Strong_20_Emphasis"><text:span text:style-name="T6">Mantenimiento de Versiones</text:span></text:span><text:span text:style-name="T6">: Las ramas pueden utilizarse para mantener diferentes versiones del software. Por ejemplo, una rama </text:span><text:span text:style-name="Source_20_Text"><text:span text:style-name="T6">master</text:span></text:span><text:span text:style-name="T6"> puede contener la versión de producción estable, mientras que una rama </text:span><text:span text:style-name="Source_20_Text"><text:span text:style-name="T6">develop</text:span></text:span><text:span text:style-name="T6"> puede ser utilizada para el desarrollo continuo.</text:span></text:p>
        </text:list-item>
        <text:list-item>
          <text:p text:style-name="P59"><text:span text:style-name="Strong_20_Emphasis"><text:span text:style-name="T6">Pruebas y Experimentos</text:span></text:span><text:span text:style-name="T6">: Las ramas son útiles para probar nuevas ideas o experimentos sin afectar el código principal del proyecto.</text:span></text:p>
        </text:list-item>
      </text:list>
      <text:h text:style-name="P8" text:outline-level="3">Crear y usar una rama en Git:</text:h>
      <text:h text:style-name="P10" text:outline-level="4">Paso 1: Crear una nueva rama</text:h>
      <text:p text:style-name="P39"><text:span text:style-name="T6">Para crear una nueva rama en Git, puedes utilizar el comando </text:span><text:span text:style-name="Source_20_Text"><text:span text:style-name="T6">git branch</text:span></text:span><text:span text:style-name="T6"> seguido del nombre de la nueva rama:</text:span></text:p>
      <text:p text:style-name="P16">bash</text:p>
      <text:p text:style-name="P16">Copy code</text:p>
      <text:p text:style-name="P20"><text:soft-page-break/><text:span text:style-name="Source_20_Text"><text:span text:style-name="T6">git branch nueva-funcionalidad</text:span></text:span></text:p>
      <text:h text:style-name="P10" text:outline-level="4">Paso 2: Cambiar a la nueva rama</text:h>
      <text:p text:style-name="P39"><text:span text:style-name="T6">Para cambiar a la nueva rama que acabas de crear, puedes usar el comando </text:span><text:span text:style-name="Source_20_Text"><text:span text:style-name="T6">git checkout</text:span></text:span><text:span text:style-name="T6">:</text:span></text:p>
      <text:p text:style-name="P16">bash</text:p>
      <text:p text:style-name="P16">Copy code</text:p>
      <text:p text:style-name="P20"><text:span text:style-name="Source_20_Text"><text:span text:style-name="T6">git checkout nueva-funcionalidad</text:span></text:span></text:p>
      <text:p text:style-name="P54">o, en versiones más recientes de Git:</text:p>
      <text:p text:style-name="P16">bash</text:p>
      <text:p text:style-name="P16">Copy code</text:p>
      <text:p text:style-name="P20"><text:span text:style-name="Source_20_Text"><text:span text:style-name="T6">git switch nueva-funcionalidad</text:span></text:span></text:p>
      <text:h text:style-name="P10" text:outline-level="4">Paso 3: Realizar cambios y commits en la nueva rama</text:h>
      <text:p text:style-name="P39"><text:span text:style-name="T6">Ahora puedes realizar tus cambios y commits en la nueva rama </text:span><text:span text:style-name="Source_20_Text"><text:span text:style-name="T6">nueva-funcionalidad</text:span></text:span><text:span text:style-name="T6"> como lo harías normalmente. Por ejemplo:</text:span></text:p>
      <text:p text:style-name="P16">bash</text:p>
      <text:p text:style-name="P16">Copy code</text:p>
      <text:p text:style-name="P21"><text:span text:style-name="Source_20_Text"><text:span text:style-name="T6"># Realizar cambios en los archivos</text:span></text:span></text:p>
      <text:p text:style-name="P22"><text:span text:style-name="Source_20_Text"><text:span text:style-name="T6">nano archivo.txt</text:span></text:span></text:p>
      <text:p text:style-name="P22"/>
      <text:p text:style-name="P21"><text:span text:style-name="Source_20_Text"><text:span text:style-name="T6"># Agregar los cambios al área de preparación</text:span></text:span></text:p>
      <text:p text:style-name="P22"><text:span text:style-name="Source_20_Text"><text:span text:style-name="T6">git add archivo.txt</text:span></text:span></text:p>
      <text:p text:style-name="P22"/>
      <text:p text:style-name="P21"><text:span text:style-name="Source_20_Text"><text:span text:style-name="T6"># Confirmar los cambios</text:span></text:span></text:p>
      <text:p text:style-name="P20"><text:span text:style-name="Source_20_Text"><text:span text:style-name="T6">git commit -m "Añadir nueva funcionalidad"</text:span></text:span></text:p>
      <text:h text:style-name="P10" text:outline-level="4">Paso 4: Fusionar la nueva rama con la rama principal</text:h>
      <text:p text:style-name="P39"><text:span text:style-name="T6">Una vez que hayas completado el trabajo en la nueva funcionalidad y estés listo para integrarla con la rama principal (por lo general </text:span><text:span text:style-name="Source_20_Text"><text:span text:style-name="T6">master</text:span></text:span><text:span text:style-name="T6"> o </text:span><text:span text:style-name="Source_20_Text"><text:span text:style-name="T6">main</text:span></text:span><text:span text:style-name="T6">), puedes fusionar la nueva rama utilizando el comando </text:span><text:span text:style-name="Source_20_Text"><text:span text:style-name="T6">git merge</text:span></text:span><text:span text:style-name="T6">:</text:span></text:p>
      <text:p text:style-name="P16">bash</text:p>
      <text:p text:style-name="P16">Copy code</text:p>
      <text:p text:style-name="P21"><text:span text:style-name="Source_20_Text"><text:span text:style-name="T6"># Cambiar a la rama principal</text:span></text:span></text:p>
      <text:p text:style-name="P22"><text:span text:style-name="Source_20_Text"><text:span text:style-name="T6">git checkout main</text:span></text:span></text:p>
      <text:p text:style-name="P22"/>
      <text:p text:style-name="P21"><text:span text:style-name="Source_20_Text"><text:span text:style-name="T6"># Fusionar la nueva rama con la rama principal</text:span></text:span></text:p>
      <text:p text:style-name="P23"><text:span text:style-name="Source_20_Text"><text:span text:style-name="T6">git merge nueva-funcionalidad</text:span></text:span></text:p>
      <text:p text:style-name="P54">o, usando el nuevo flujo de trabajo de cambio de rama:</text:p>
      <text:p text:style-name="P16">bash</text:p>
      <text:p text:style-name="P16">Copy code</text:p>
      <text:p text:style-name="P21"><text:span text:style-name="Source_20_Text"><text:span text:style-name="T6"># Cambiar a la rama principal</text:span></text:span></text:p>
      <text:p text:style-name="P22"><text:soft-page-break/><text:span text:style-name="Source_20_Text"><text:span text:style-name="T6">git switch main</text:span></text:span></text:p>
      <text:p text:style-name="P22"/>
      <text:p text:style-name="P21"><text:span text:style-name="Source_20_Text"><text:span text:style-name="T6"># Fusionar la nueva rama con la rama principal</text:span></text:span></text:p>
      <text:p text:style-name="P23"><text:span text:style-name="Source_20_Text"><text:span text:style-name="T6">git merge nueva-funcionalidad</text:span></text:span></text:p>
      <text:p text:style-name="P54">Estos son solo algunos ejemplos básicos del uso de ramas en Git. Conforme avanzas en el desarrollo de software, te encontrarás utilizando ramas para una variedad de propósitos, desde el desarrollo de características hasta la resolución de problemas y la gestión de versiones.</text:p>
      <text:p text:style-name="P37"/>
      <text:p text:style-name="P5">Intenta hacer un merge a la rama principal.¿Hay conflictos? </text:p>
      <text:p text:style-name="P5"/>
      <text:p text:style-name="P5"/>
      <text:p text:style-name="P5"/>
      <text:p text:style-name="P5"/>
      <text:p text:style-name="P5">Que es Markdown? Escribe un README.md para probar su sintaxis</text:p>
      <text:list xml:id="list2665867531" text:style-name="L20">
        <text:list-item>
          <text:p text:style-name="P42">Markdown es un lenguaje de marcado ligero que se utiliza comúnmente para formatear texto de manera sencilla y legible tanto para humanos como para máquinas. Fue creado por John Gruber y Aaron Swartz en 2004 con el objetivo de ser fácil de escribir y fácil de leer en su forma sin formato.</text:p>
        </text:list-item>
      </text:list>
      <text:h text:style-name="P7" text:outline-level="3">Características de Markdown:</text:h>
      <text:list text:style-name="L21">
        <text:list-item>
          <text:p text:style-name="P60"><text:span text:style-name="Strong_20_Emphasis"><text:span text:style-name="T6">Sintaxis simple</text:span></text:span>: Markdown utiliza una sintaxis simple y fácil de recordar que consiste en utilizar ciertos caracteres para aplicar formato al texto.</text:p>
        </text:list-item>
        <text:list-item>
          <text:p text:style-name="P60"><text:span text:style-name="Strong_20_Emphasis"><text:span text:style-name="T6">Legibilidad</text:span></text:span>: El texto escrito en Markdown es fácilmente legible incluso en su forma sin formato. Los marcadores de formato (como asteriscos o guiones) se utilizan de manera intuitiva para denotar la estructura y el estilo del texto.</text:p>
        </text:list-item>
        <text:list-item>
          <text:p text:style-name="P60"><text:span text:style-name="Strong_20_Emphasis"><text:span text:style-name="T6">Portabilidad</text:span></text:span>: El texto escrito en Markdown puede ser convertido fácilmente a otros formatos, como HTML, PDF, y otros formatos de documentos utilizando herramientas de conversión.</text:p>
        </text:list-item>
        <text:list-item>
          <text:p text:style-name="P60"><text:span text:style-name="Strong_20_Emphasis"><text:span text:style-name="T6">Soporte amplio</text:span></text:span>: La sintaxis de Markdown es ampliamente compatible y es soportada por numerosas plataformas y aplicaciones, incluyendo plataformas de blogging, sistemas de gestión de contenido (CMS), foros en línea, y herramientas de desarrollo como GitHub y GitLab.</text:p>
        </text:list-item>
      </text:list>
      <text:list text:continue-list="list2665867531" text:style-name="L20">
        <text:list-item>
          <text:p text:style-name="P42"/>
        </text:list-item>
      </text:list>
      <text:p text:style-name="P5"/>
      <text:p text:style-name="P5"/>
      <text:p text:style-name="P5"><text:soft-page-break/></text:p>
      <text:p text:style-name="P5"/>
      <text:p text:style-name="P5"/>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UI, 'Helvetica Neue', Helvetica, Arial, sans-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12:51:37.133000000</meta:creation-date>
    <meta:generator>LibreOffice/24.2.1.2$Windows_X86_64 LibreOffice_project/db4def46b0453cc22e2d0305797cf981b68ef5ac</meta:generator>
    <dc:date>2024-05-06T21:47:35.244000000</dc:date>
    <meta:editing-duration>PT45M39S</meta:editing-duration>
    <meta:editing-cycles>6</meta:editing-cycles>
    <meta:document-statistic meta:table-count="0" meta:image-count="0" meta:object-count="0" meta:page-count="8" meta:paragraph-count="161" meta:word-count="1419" meta:character-count="8397" meta:non-whitespace-character-count="7175"/>
  </office:meta>
</office:document-meta>
</file>